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5.7327in"/>
    </style:style>
    <style:style style:name="co9" style:family="table-column">
      <style:table-column-properties fo:break-before="auto" style:column-width="1.0146in"/>
    </style:style>
    <style:style style:name="co10" style:family="table-column">
      <style:table-column-properties fo:break-before="auto" style:column-width="2.29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assessment_season; assessment_region; assessment_site_component_[1-10]; genotype_array_axiom; genotype_pc_[1-10]</text:p>
          </table:table-cell>
          <table:table-cell table:style-name="ce1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assessment_season; assessment_region; assessment_site_component_[1-10]; genotype_array_axiom; genotype_pc_[1-10]</text:p>
          </table:table-cell>
          <table:table-cell table:style-name="ce1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</table:table-row>
        <table:table-row table:style-name="ro1"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assessment_season; assessment_region; assessment_site_component_[1-10]; genotype_array_axiom; genotype_pc_[1-10]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assessment_season; assessment_region; assessment_site_component_[1-10]; genotype_array_axiom; genotype_pc_[1-10]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assessment_season; assessment_region; assessment_site_component_[1-10]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assessment_season; assessment_region; assessment_site_component_[1-10]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assessment_season; assessment_region; assessment_site_component_[1-10]; genotype_array_axiom; genotype_pc_[1-10]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assessment_season; assessment_region; assessment_site_component_[1-10]; genotype_array_axiom; genotype_pc_[1-10]</text:p>
          </table:table-cell>
          <table:table-cell office:value-type="float" office:value="27" calcext:value-type="float">
            <text:p>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3:08:08.727951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6T15:25:37.695845465</dc:date>
    <meta:editing-duration>PT2H46M26S</meta:editing-duration>
    <meta:editing-cycles>15</meta:editing-cycles>
    <meta:generator>LibreOffice/6.4.7.2$Linux_X86_64 LibreOffice_project/40$Build-2</meta:generator>
    <meta:document-statistic meta:table-count="1" meta:cell-count="146" meta:object-count="0"/>
  </office:meta>
</office:document-meta>
</file>